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nux_Libertine_G_1.ttf" manifest:media-type="application/x-font-ttf"/>
  <manifest:file-entry manifest:full-path="Fonts/Font_Linux_Libertine_G_2.ttf" manifest:media-type="application/x-font-ttf"/>
  <manifest:file-entry manifest:full-path="Fonts/Font_Linux_Libertine_G_3.ttf" manifest:media-type="application/x-font-ttf"/>
  <manifest:file-entry manifest:full-path="Fonts/Font_Linux_Libertine_G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5.7681in" table:align="margins"/>
    </style:style>
    <style:style style:name="Table1.A" style:family="table-column">
      <style:table-column-properties style:column-width="5.768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Title" style:master-page-name="Standard">
      <style:paragraph-properties fo:margin-top="0.1665in" fo:margin-bottom="0.0835in" style:contextual-spacing="false" fo:line-height="100%" style:page-number="1"/>
    </style:style>
    <style:style style:name="P2" style:family="paragraph" style:parent-style-name="Title">
      <style:text-properties officeooo:paragraph-rsid="00069330"/>
    </style:style>
    <style:style style:name="P3" style:family="paragraph" style:parent-style-name="Heading_20_2">
      <style:text-properties officeooo:paragraph-rsid="0009b12e"/>
    </style:style>
    <style:style style:name="P4" style:family="paragraph" style:parent-style-name="Standard">
      <style:text-properties officeooo:rsid="0009b12e" officeooo:paragraph-rsid="0009b12e"/>
    </style:style>
    <style:style style:name="P5" style:family="paragraph" style:parent-style-name="Standard">
      <style:text-properties officeooo:rsid="00069330" officeooo:paragraph-rsid="00069330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indent="0in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5983b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729fc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 draw:opacity="50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 draw:opacity="5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50938a" draw:opacity="5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 draw:opacity="5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 style:parent-style-name="Table_20_Contents">
      <style:text-properties officeooo:rsid="00085331" officeooo:paragraph-rsid="00085331"/>
    </style:style>
    <style:style style:name="P21" style:family="paragraph" style:parent-style-name="Standard">
      <style:text-properties officeooo:rsid="00085331" officeooo:paragraph-rsid="00085331"/>
    </style:style>
    <style:style style:name="P22" style:family="paragraph" style:parent-style-name="Standard">
      <style:text-properties officeooo:rsid="000a0bfb" officeooo:paragraph-rsid="000a0bfb"/>
    </style:style>
    <style:style style:name="P23" style:family="paragraph" style:parent-style-name="Heading_20_2">
      <style:text-properties officeooo:rsid="0009b12e" officeooo:paragraph-rsid="0009b12e"/>
    </style:style>
    <style:style style:name="P24" style:family="paragraph" style:parent-style-name="Standard">
      <style:text-properties officeooo:rsid="0009e797" officeooo:paragraph-rsid="0009e797"/>
    </style:style>
    <style:style style:name="P25" style:family="paragraph" style:parent-style-name="Heading_20_2">
      <style:text-properties officeooo:rsid="000a0bfb" officeooo:paragraph-rsid="000a0bfb"/>
    </style:style>
    <style:style style:name="P26" style:family="paragraph" style:parent-style-name="Standard">
      <style:text-properties officeooo:rsid="000a1f24" officeooo:paragraph-rsid="000a1f24"/>
    </style:style>
    <style:style style:name="P27" style:family="paragraph" style:parent-style-name="Standard">
      <style:text-properties officeooo:paragraph-rsid="000a1f24"/>
    </style:style>
    <style:style style:name="P28" style:family="paragraph" style:parent-style-name="Standard">
      <style:paragraph-properties fo:margin-left="0in" fo:margin-right="0in" fo:margin-top="0in" fo:margin-bottom="0.0972in" style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61fea"/>
    </style:style>
    <style:style style:name="T2" style:family="text">
      <style:text-properties officeooo:rsid="00069330"/>
    </style:style>
    <style:style style:name="T3" style:family="text">
      <style:text-properties officeooo:rsid="0009b12e"/>
    </style:style>
    <style:style style:name="T4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officeooo:rsid="0009e797"/>
    </style:style>
    <style:style style:name="T10" style:family="text">
      <style:text-properties officeooo:rsid="000a1f24"/>
    </style:style>
    <style:style style:name="gr1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6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2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2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17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20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17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17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17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24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none" draw:fill-color="#729fcf" draw:textarea-horizontal-align="justify" draw:textarea-vertical-align="middle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none" draw:fill-color="#729fcf" draw:textarea-horizontal-align="justify" draw:textarea-vertical-align="middle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45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45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6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3in" fo:min-width="0.146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style:writing-mode="lr-tb" loext:decorative="false" style:run-through="foreground"/>
    </style:style>
    <style:style style:name="gr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.4181in" fo:min-width="0.2319in" fo:padding-top="0.0492in" fo:padding-bottom="0.0492in" fo:padding-left="0.0984in" fo:padding-right="0.0984in" fo:wrap-option="wrap" draw:shadow="hidden" draw:shadow-offset-x="0.0783in" draw:shadow-offset-y="0.0783in" draw:shadow-color="#808080" draw:shadow-opacity="50%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opacity="50%" draw:textarea-horizontal-align="justify" draw:textarea-vertical-align="middle" draw:auto-grow-height="false" fo:min-height="0.1598in" fo:min-width="0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opacity="50%" draw:textarea-horizontal-align="justify" draw:textarea-vertical-align="middle" draw:auto-grow-height="false" fo:min-height="0.1583in" fo:min-width="0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50938a" draw:opacity="50%" draw:textarea-horizontal-align="justify" draw:textarea-vertical-align="middle" draw:auto-grow-height="false" fo:min-height="0in" fo:min-width="0.4043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.4165in" fo:min-width="0.2327in" fo:padding-top="0.0492in" fo:padding-bottom="0.0492in" fo:padding-left="0.0984in" fo:padding-right="0.0984in" fo:wrap-option="wrap" draw:shadow="hidden" draw:shadow-offset-x="0.0783in" draw:shadow-offset-y="0.0783in" draw:shadow-color="#808080" draw:shadow-opacity="50%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.1602in" fo:min-width="0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.1591in" fo:min-width="0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in" fo:min-width="0.4043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4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6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6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2.191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8" style:family="graphic">
      <style:graphic-properties draw:stroke="solid" draw:stroke-dash="Long_20_Dash" svg:stroke-width="0.4in" svg:stroke-color="#ffe994" draw:marker-start="" draw:marker-start-width="0.6799in" draw:marker-start-center="false" draw:marker-end="Arrowheads_20_1" draw:marker-end-width="0.7201in" draw:marker-end-center="false" draw:fill="none" draw:fill-color="#729fcf" draw:textarea-horizontal-align="justify" draw:textarea-vertical-align="middle" fo:padding-top="0.2492in" fo:padding-bottom="0.2492in" fo:padding-left="0.2984in" fo:padding-right="0.2984in" fo:wrap-option="wrap" draw:shadow="hidden" draw:shadow-offset-x="0.0783in" draw:shadow-offset-y="0.0783in" draw:shadow-color="#808080" loext:decorative="false" style:run-through="foreground"/>
    </style:style>
    <style:style style:name="gr49" style:family="graphic">
      <style:graphic-properties draw:stroke="solid" draw:stroke-dash="Long_20_Dash" svg:stroke-width="0.4in" svg:stroke-color="#ffe994" draw:marker-start="" draw:marker-start-width="0.6799in" draw:marker-start-center="false" draw:marker-end="Arrowheads_20_1" draw:marker-end-width="0.7201in" draw:marker-end-center="false" draw:fill="none" draw:fill-color="#729fcf" draw:textarea-horizontal-align="justify" draw:textarea-vertical-align="middle" fo:padding-top="0.2492in" fo:padding-bottom="0.2492in" fo:padding-left="0.2984in" fo:padding-right="0.2984in" fo:wrap-option="wrap" draw:shadow="hidden" draw:shadow-offset-x="0.0783in" draw:shadow-offset-y="0.0783in" draw:shadow-color="#808080" loext:decorative="false" style:run-through="foreground"/>
    </style:style>
    <style:style style:name="gr5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5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960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981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981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2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63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64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65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66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67" style:family="graphic">
      <style:graphic-properties draw:stroke="dash" draw:stroke-dash="Long_20_Dash" svg:stroke-width="0.1in" svg:stroke-color="#ffe994" draw:marker-start="" draw:marker-start-width="0.2299in" draw:marker-start-center="false" draw:marker-end="" draw:marker-end-width="0.2299in" draw:marker-end-center="false" draw:fill="none" draw:fill-color="#729fcf" draw:textarea-horizontal-align="justify" draw:textarea-vertical-align="middle" fo:padding-top="0.0992in" fo:padding-bottom="0.0992in" fo:padding-left="0.1484in" fo:padding-right="0.1484in" fo:wrap-option="wrap" draw:shadow="hidden" draw:shadow-offset-x="0.0783in" draw:shadow-offset-y="0.0783in" draw:shadow-color="#808080" loext:decorative="false" style:run-through="foreground"/>
    </style:style>
    <style:style style:name="gr68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69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0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1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2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2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3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4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5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6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17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7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8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79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80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09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81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17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82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17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83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solid" draw:fill-color="#ffffff" draw:textarea-horizontal-align="justify" draw:textarea-vertical-align="middle" draw:auto-grow-height="false" fo:min-height="0.9917in" fo:min-width="0.7201in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84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none" draw:fill-color="#729fcf" draw:textarea-horizontal-align="justify" draw:textarea-vertical-align="middle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85" style:family="graphic">
      <style:graphic-properties draw:stroke="solid" svg:stroke-width="0.2in" svg:stroke-color="#000000" draw:marker-start="" draw:marker-start-width="0.3799in" draw:marker-start-center="false" draw:marker-end="" draw:marker-end-width="0.3799in" draw:marker-end-center="false" draw:fill="none" draw:fill-color="#729fcf" draw:textarea-horizontal-align="justify" draw:textarea-vertical-align="middle" fo:padding-top="0.1492in" fo:padding-bottom="0.1492in" fo:padding-left="0.1984in" fo:padding-right="0.1984in" fo:wrap-option="wrap" draw:shadow="hidden" draw:shadow-offset-x="0.0783in" draw:shadow-offset-y="0.0783in" draw:shadow-color="#808080" loext:decorative="false" style:run-through="foreground"/>
    </style:style>
    <style:style style:name="gr8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45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445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6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3in" fo:min-width="0.146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.4181in" fo:min-width="0.2319in" fo:padding-top="0.0492in" fo:padding-bottom="0.0492in" fo:padding-left="0.0984in" fo:padding-right="0.0984in" fo:wrap-option="wrap" draw:shadow="hidden" draw:shadow-offset-x="0.0783in" draw:shadow-offset-y="0.0783in" draw:shadow-color="#808080" draw:shadow-opacity="50%" style:writing-mode="lr-tb" loext:decorative="false" style:run-through="foreground"/>
      <style:paragraph-properties style:writing-mode="lr-tb"/>
    </style:style>
    <style:style style:name="gr9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opacity="50%" draw:textarea-horizontal-align="justify" draw:textarea-vertical-align="middle" draw:auto-grow-height="false" fo:min-height="0.1598in" fo:min-width="0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9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opacity="50%" draw:textarea-horizontal-align="justify" draw:textarea-vertical-align="middle" draw:auto-grow-height="false" fo:min-height="0.1583in" fo:min-width="0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9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50938a" draw:opacity="50%" draw:textarea-horizontal-align="justify" draw:textarea-vertical-align="middle" draw:auto-grow-height="false" fo:min-height="0in" fo:min-width="0.4043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9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.4165in" fo:min-width="0.2327in" fo:padding-top="0.0492in" fo:padding-bottom="0.0492in" fo:padding-left="0.0984in" fo:padding-right="0.0984in" fo:wrap-option="wrap" draw:shadow="hidden" draw:shadow-offset-x="0.0783in" draw:shadow-offset-y="0.0783in" draw:shadow-color="#808080" draw:shadow-opacity="50%" style:writing-mode="lr-tb" loext:decorative="false" style:run-through="foreground"/>
      <style:paragraph-properties style:writing-mode="lr-tb"/>
    </style:style>
    <style:style style:name="gr10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.1602in" fo:min-width="0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10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.1591in" fo:min-width="0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10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50%" draw:textarea-horizontal-align="justify" draw:textarea-vertical-align="middle" draw:auto-grow-height="false" fo:min-height="0in" fo:min-width="0.4043in" fo:padding-top="0.0492in" fo:padding-bottom="0.0492in" fo:padding-left="0.0984in" fo:padding-right="0.0984in" fo:wrap-option="wrap" draw:shadow="hidden" draw:shadow-offset-x="0.0783in" draw:shadow-offset-y="0.0783in" draw:shadow-color="#808080" draw:shadow-opacity="50%" loext:decorative="false" style:run-through="foreground"/>
    </style:style>
    <style:style style:name="gr10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6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6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457in" fo:min-width="0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2.1917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7" style:family="graphic">
      <style:graphic-properties draw:stroke="solid" draw:stroke-dash="Long_20_Dash" svg:stroke-width="0.4in" svg:stroke-color="#ffe994" draw:marker-start="" draw:marker-start-width="0.6799in" draw:marker-start-center="false" draw:marker-end="Arrowheads_20_1" draw:marker-end-width="0.7201in" draw:marker-end-center="false" draw:fill="none" draw:fill-color="#729fcf" draw:textarea-horizontal-align="justify" draw:textarea-vertical-align="middle" fo:padding-top="0.2492in" fo:padding-bottom="0.2492in" fo:padding-left="0.2984in" fo:padding-right="0.2984in" fo:wrap-option="wrap" draw:shadow="hidden" draw:shadow-offset-x="0.0783in" draw:shadow-offset-y="0.0783in" draw:shadow-color="#808080" loext:decorative="false" style:run-through="foreground"/>
    </style:style>
    <style:style style:name="gr108" style:family="graphic">
      <style:graphic-properties draw:stroke="solid" draw:stroke-dash="Long_20_Dash" svg:stroke-width="0.4in" svg:stroke-color="#ffe994" draw:marker-start="" draw:marker-start-width="0.6799in" draw:marker-start-center="false" draw:marker-end="Arrowheads_20_1" draw:marker-end-width="0.7201in" draw:marker-end-center="false" draw:fill="none" draw:fill-color="#729fcf" draw:textarea-horizontal-align="justify" draw:textarea-vertical-align="middle" fo:padding-top="0.2492in" fo:padding-bottom="0.2492in" fo:padding-left="0.2984in" fo:padding-right="0.2984in" fo:wrap-option="wrap" draw:shadow="hidden" draw:shadow-offset-x="0.0783in" draw:shadow-offset-y="0.0783in" draw:shadow-color="#808080" loext:decorative="false" style:run-through="foreground"/>
    </style:style>
    <style:style style:name="gr10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5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960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981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981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66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74in" fo:min-width="0.8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A Robot World Cup 202<text:span text:style-name="T1">6</text:span></text:p>
      <text:p text:style-name="P2">Mission Impossible Foresight</text:p>
      <text:p text:style-name="P2"><text:line-break/><text:span text:style-name="T1">Maze Runner</text:span></text:p>
      <text:p text:style-name="Standard"/>
      <text:p text:style-name="Standard"/>
      <text:p text:style-name="Heading_20_1">Introduction</text:p>
      <text:p text:style-name="Standard">The Mission Impossible Foresight – <text:span text:style-name="T1">Maze Runner</text:span> - is a game, <text:span text:style-name="T2">where a robot has to first explore a small maze and then find the fastest path to escape the maze.</text:span></text:p>
      <text:p text:style-name="P3"><text:span text:style-name="T3">Robot</text:span></text:p>
      <text:p text:style-name="P4">The size of the robot is limited to a square of size 216mm (i.e., the shorter side of a letter sized sheet of paper).</text:p>
      <text:p text:style-name="P4">The robot must move fully autonomously.</text:p>
      <text:p text:style-name="P3">Maze</text:p>
      <text:p text:style-name="P5">The maze consists of lines taped on a background of sufficient contrast (e.g., a black line on a white surface or vice versa).</text:p>
      <text:p text:style-name="P5">The maze consists of eight squares or rectangles with a side length of approximately 30cm.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<draw:g text:anchor-type="paragraph" draw:z-index="0" draw:name="Group object 1" draw:style-name="gr1"><draw:line draw:style-name="gr62" draw:text-style-name="P6" svg:x1="0.2724in" svg:y1="0.9315in" svg:x2="5.0008in" svg:y2="0.9315in"><text:p/></draw:line><draw:line draw:style-name="gr63" draw:text-style-name="P6" svg:x1="0.2724in" svg:y1="2.2205in" svg:x2="5.0008in" svg:y2="2.2205in"><text:p/></draw:line><draw:line draw:style-name="gr64" draw:text-style-name="P6" svg:x1="0.2724in" svg:y1="3.5106in" svg:x2="5.0008in" svg:y2="3.5106in"><text:p/></draw:line><draw:line draw:style-name="gr65" draw:text-style-name="P6" svg:x1="0.2724in" svg:y1="6.0894in" svg:x2="5.0008in" svg:y2="6.0894in"><text:p/></draw:line><draw:line draw:style-name="gr66" draw:text-style-name="P6" svg:x1="0.2724in" svg:y1="6.8039in" svg:x2="5.0008in" svg:y2="6.8039in"><text:p/></draw:line><draw:line draw:style-name="gr67" draw:text-style-name="P6" svg:x1="0.2724in" svg:y1="4.8in" svg:x2="5.0008in" svg:y2="4.8in"><text:p/></draw:line><draw:custom-shape draw:style-name="gr68" draw:text-style-name="P7" svg:width="1.1177in" svg:height="1.2898in" svg:x="1.4772in" svg:y="0.9307in"><text:p/><draw:enhanced-geometry svg:viewBox="0 0 21600 21600" draw:mirror-horizontal="false" draw:mirror-vertical="false" draw:type="rectangle" draw:enhanced-path="M 0 0 L 21600 0 21600 21600 0 21600 0 0 Z N"/></draw:custom-shape><draw:custom-shape draw:style-name="gr69" draw:text-style-name="P7" svg:width="1.1177in" svg:height="1.2898in" svg:x="2.5945in" svg:y="0.9307in"><text:p/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7" svg:width="1.1177in" svg:height="1.2898in" svg:x="1.4772in" svg:y="0.9307in"><text:p/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7" svg:width="1.1177in" svg:height="1.2898in" svg:x="2.5945in" svg:y="0.9307in"><text:p/><draw:enhanced-geometry svg:viewBox="0 0 21600 21600" draw:mirror-horizontal="false" draw:mirror-vertical="false" draw:type="rectangle" draw:enhanced-path="M 0 0 L 21600 0 21600 21600 0 21600 0 0 Z N"/></draw:custom-shape><draw:custom-shape draw:style-name="gr72" draw:text-style-name="P7" svg:width="1.1177in" svg:height="1.2894in" svg:x="1.4772in" svg:y="2.2205in"><text:p/><draw:enhanced-geometry svg:viewBox="0 0 21600 21600" draw:mirror-horizontal="false" draw:mirror-vertical="false" draw:type="rectangle" draw:enhanced-path="M 0 0 L 21600 0 21600 21600 0 21600 0 0 Z N"/></draw:custom-shape><draw:custom-shape draw:style-name="gr73" draw:text-style-name="P7" svg:width="1.1177in" svg:height="1.2898in" svg:x="2.5945in" svg:y="2.2205in"><text:p/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7" svg:width="1.1177in" svg:height="1.2898in" svg:x="1.4772in" svg:y="2.2205in"><text:p/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7" svg:width="1.1177in" svg:height="1.2898in" svg:x="2.5945in" svg:y="2.2205in"><text:p/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7" svg:width="1.1177in" svg:height="1.2906in" svg:x="1.4772in" svg:y="3.5091in"><text:p/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7" svg:width="1.1177in" svg:height="1.2898in" svg:x="2.5945in" svg:y="3.5098in"><text:p/><draw:enhanced-geometry svg:viewBox="0 0 21600 21600" draw:mirror-horizontal="false" draw:mirror-vertical="false" draw:type="rectangle" draw:enhanced-path="M 0 0 L 21600 0 21600 21600 0 21600 0 0 Z N"/></draw:custom-shape><draw:custom-shape draw:style-name="gr78" draw:text-style-name="P7" svg:width="1.1177in" svg:height="1.2898in" svg:x="1.4772in" svg:y="3.5098in"><text:p/><draw:enhanced-geometry svg:viewBox="0 0 21600 21600" draw:mirror-horizontal="false" draw:mirror-vertical="false" draw:type="rectangle" draw:enhanced-path="M 0 0 L 21600 0 21600 21600 0 21600 0 0 Z N"/></draw:custom-shape><draw:custom-shape draw:style-name="gr79" draw:text-style-name="P7" svg:width="1.1177in" svg:height="1.2898in" svg:x="2.5945in" svg:y="3.5098in"><text:p/><draw:enhanced-geometry svg:viewBox="0 0 21600 21600" draw:mirror-horizontal="false" draw:mirror-vertical="false" draw:type="rectangle" draw:enhanced-path="M 0 0 L 21600 0 21600 21600 0 21600 0 0 Z N"/></draw:custom-shape><draw:custom-shape draw:style-name="gr80" draw:text-style-name="P7" svg:width="1.1177in" svg:height="1.2898in" svg:x="1.4772in" svg:y="4.7996in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7" svg:width="1.1177in" svg:height="1.2906in" svg:x="2.5945in" svg:y="4.7996in"><text:p/><draw:enhanced-geometry svg:viewBox="0 0 21600 21600" draw:mirror-horizontal="false" draw:mirror-vertical="false" draw:type="rectangle" draw:enhanced-path="M 0 0 L 21600 0 21600 21600 0 21600 0 0 Z N"/></draw:custom-shape><draw:custom-shape draw:style-name="gr82" draw:text-style-name="P7" svg:width="1.1177in" svg:height="1.2906in" svg:x="1.4772in" svg:y="4.7996in"><text:p/><draw:enhanced-geometry svg:viewBox="0 0 21600 21600" draw:mirror-horizontal="false" draw:mirror-vertical="false" draw:type="rectangle" draw:enhanced-path="M 0 0 L 21600 0 21600 21600 0 21600 0 0 Z N"/></draw:custom-shape><draw:custom-shape draw:style-name="gr83" draw:text-style-name="P7" svg:width="1.1177in" svg:height="1.2906in" svg:x="2.5945in" svg:y="4.7996in"><text:p/><draw:enhanced-geometry svg:viewBox="0 0 21600 21600" draw:mirror-horizontal="false" draw:mirror-vertical="false" draw:type="rectangle" draw:enhanced-path="M 0 0 L 21600 0 21600 21600 0 21600 0 0 Z N"/></draw:custom-shape><draw:line draw:style-name="gr84" draw:text-style-name="P6" svg:x1="3.1957in" svg:y1="0.9315in" svg:x2="3.1957in" svg:y2="0.2437in"><text:p/></draw:line><draw:line draw:style-name="gr85" draw:text-style-name="P6" svg:x1="2.0776in" svg:y1="6.7772in" svg:x2="2.0776in" svg:y2="6.0894in"><text:p/></draw:line><draw:frame draw:style-name="gr86" draw:text-style-name="P9" svg:width="0.4295in" svg:height="0.5449in" svg:x="3.3681in" svg:y="0.1571in"><draw:text-box><text:p text:style-name="P8"><text:span text:style-name="T4">P</text:span></text:p></draw:text-box></draw:frame><draw:frame draw:style-name="gr87" draw:text-style-name="P10" svg:width="0.4295in" svg:height="0.5449in" svg:x="2.1638in" svg:y="6.6051in"><draw:text-box><text:p text:style-name="P8"><text:span text:style-name="T5">Q</text:span></text:p></draw:text-box></draw:frame><draw:custom-shape draw:style-name="gr88" draw:text-style-name="P11" svg:width="0.3449in" svg:height="0.3449in" svg:x="3.539in" svg:y="1.4189in"><text:p/><draw:enhanced-geometry svg:viewBox="0 0 21600 21600" draw:mirror-horizontal="false" draw:mirror-vertical="false" draw:type="rectangle" draw:enhanced-path="M 0 0 L 21600 0 21600 21600 0 21600 0 0 Z N"/></draw:custom-shape><draw:custom-shape draw:style-name="gr89" draw:text-style-name="P11" svg:width="0.3441in" svg:height="0.3449in" svg:x="2.4213in" svg:y="1.4189in"><text:p/><draw:enhanced-geometry svg:viewBox="0 0 21600 21600" draw:mirror-horizontal="false" draw:mirror-vertical="false" draw:type="rectangle" draw:enhanced-path="M 0 0 L 21600 0 21600 21600 0 21600 0 0 Z N"/></draw:custom-shape><draw:custom-shape draw:style-name="gr90" draw:text-style-name="P11" svg:width="0.3449in" svg:height="0.3449in" svg:x="3.539in" svg:y="2.7362in"><text:p/><draw:enhanced-geometry svg:viewBox="0 0 21600 21600" draw:mirror-horizontal="false" draw:mirror-vertical="false" draw:type="rectangle" draw:enhanced-path="M 0 0 L 21600 0 21600 21600 0 21600 0 0 Z N"/></draw:custom-shape><draw:custom-shape draw:style-name="gr91" draw:text-style-name="P11" svg:width="0.3449in" svg:height="0.3449in" svg:x="1.3039in" svg:y="2.7362in"><text:p/><draw:enhanced-geometry svg:viewBox="0 0 21600 21600" draw:mirror-horizontal="false" draw:mirror-vertical="false" draw:type="rectangle" draw:enhanced-path="M 0 0 L 21600 0 21600 21600 0 21600 0 0 Z N"/></draw:custom-shape><draw:custom-shape draw:style-name="gr92" draw:text-style-name="P11" svg:width="0.3449in" svg:height="0.3449in" svg:x="1.3039in" svg:y="4.026in"><text:p/><draw:enhanced-geometry svg:viewBox="0 0 21600 21600" draw:mirror-horizontal="false" draw:mirror-vertical="false" draw:type="rectangle" draw:enhanced-path="M 0 0 L 21600 0 21600 21600 0 21600 0 0 Z N"/></draw:custom-shape><draw:custom-shape draw:style-name="gr93" draw:text-style-name="P11" svg:width="0.3449in" svg:height="0.3449in" svg:x="3.539in" svg:y="4.026in"><text:p/><draw:enhanced-geometry svg:viewBox="0 0 21600 21600" draw:mirror-horizontal="false" draw:mirror-vertical="false" draw:type="rectangle" draw:enhanced-path="M 0 0 L 21600 0 21600 21600 0 21600 0 0 Z N"/></draw:custom-shape><draw:custom-shape draw:style-name="gr94" draw:text-style-name="P11" svg:width="0.3441in" svg:height="0.3441in" svg:x="2.4213in" svg:y="5.289in"><text:p/><draw:enhanced-geometry svg:viewBox="0 0 21600 21600" draw:mirror-horizontal="false" draw:mirror-vertical="false" draw:type="rectangle" draw:enhanced-path="M 0 0 L 21600 0 21600 21600 0 21600 0 0 Z N"/></draw:custom-shape><draw:g draw:style-name="gr35"><draw:custom-shape draw:style-name="gr95" draw:text-style-name="P13" svg:width="0.4295in" svg:height="0.5169in" draw:transform="skewX (-0.00139626340159543) rotate (-2.65691472031097) translate (2.72182852143482in 1.33125in)"><text:p text:style-name="P12"><text:span text:style-name="T6">R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6" draw:text-style-name="P14" svg:width="0.085in" svg:height="0.2587in" draw:transform="rotate (-2.65604205568497) translate (2.70138888888889in 1.05108814523185in)"><text:p/><draw:enhanced-geometry svg:viewBox="0 0 21600 21600" draw:mirror-horizontal="false" draw:mirror-vertical="false" draw:type="rectangle" draw:enhanced-path="M 0 0 L 21600 0 21600 21600 0 21600 0 0 Z N"/></draw:custom-shape><draw:custom-shape draw:style-name="gr97" draw:text-style-name="P14" svg:width="0.085in" svg:height="0.2571in" draw:transform="skewX (0.00261799387799145) rotate (-2.65604205568497) translate (2.19722222222222in 1.31666666666667in)"><text:p/><draw:enhanced-geometry svg:viewBox="0 0 21600 21600" draw:mirror-horizontal="false" draw:mirror-vertical="false" draw:type="rectangle" draw:enhanced-path="M 0 0 L 21600 0 21600 21600 0 21600 0 0 Z N"/></draw:custom-shape><draw:custom-shape draw:style-name="gr98" draw:text-style-name="P15" svg:width="0.6016in" svg:height="0.0858in" draw:transform="skewX (0.0162315620435472) rotate (-2.65516939105897) translate (2.84930555555556in 1.39722222222222in)"><text:p/><draw:enhanced-geometry svg:viewBox="0 0 21600 21600" draw:mirror-horizontal="false" draw:mirror-vertical="false" draw:type="rectangle" draw:enhanced-path="M 0 0 L 21600 0 21600 21600 0 21600 0 0 Z N"/></draw:custom-shape></draw:g><draw:g draw:style-name="gr35"><draw:custom-shape draw:style-name="gr99" draw:text-style-name="P13" svg:width="0.4303in" svg:height="0.5157in" draw:transform="rotate (0.469493568786475) translate (3.42430555555556in 2.85069444444444in)"><text:p text:style-name="P12"><text:span text:style-name="T6">R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0" draw:text-style-name="P16" svg:width="0.0862in" svg:height="0.2594in" draw:transform="skewX (-0.0080285145591739) rotate (0.460068790825705) translate (3.43888888888889in 3.1316437007874in)"><text:p/><draw:enhanced-geometry svg:viewBox="0 0 21600 21600" draw:mirror-horizontal="false" draw:mirror-vertical="false" draw:type="rectangle" draw:enhanced-path="M 0 0 L 21600 0 21600 21600 0 21600 0 0 Z N"/></draw:custom-shape><draw:custom-shape draw:style-name="gr101" draw:text-style-name="P16" svg:width="0.0862in" svg:height="0.2579in" draw:transform="skewX (0.0134390352403564) rotate (0.478045682121247) translate (3.94861111111111in 2.875in)"><text:p/><draw:enhanced-geometry svg:viewBox="0 0 21600 21600" draw:mirror-horizontal="false" draw:mirror-vertical="false" draw:type="rectangle" draw:enhanced-path="M 0 0 L 21600 0 21600 21600 0 21600 0 0 Z N"/></draw:custom-shape><draw:custom-shape draw:style-name="gr102" draw:text-style-name="P16" svg:width="0.6016in" svg:height="0.0858in" draw:transform="rotate (0.467224640758882) translate (3.29861111111111in 2.78233814523185in)"><text:p/><draw:enhanced-geometry svg:viewBox="0 0 21600 21600" draw:mirror-horizontal="false" draw:mirror-vertical="false" draw:type="rectangle" draw:enhanced-path="M 0 0 L 21600 0 21600 21600 0 21600 0 0 Z N"/></draw:custom-shape></draw:g><draw:frame draw:style-name="gr103" draw:text-style-name="P17" svg:width="1.1177in" svg:height="0.7598in" svg:x="4.0555in" svg:y="2.5642in"><draw:text-box><text:p text:style-name="P8"><text:span text:style-name="T7">Trap </text:span><text:span text:style-name="T7">sprung</text:span></text:p></draw:text-box></draw:frame><draw:frame draw:style-name="gr104" draw:text-style-name="P18" svg:width="1.1177in" svg:height="0.7598in" svg:x="1.8201in" svg:y="0.5016in"><draw:text-box><text:p text:style-name="P8"><text:span text:style-name="T8">Trap ok</text:span></text:p></draw:text-box></draw:frame><draw:custom-shape draw:style-name="gr105" draw:text-style-name="P11" svg:width="0.3449in" svg:height="0.3449in" svg:x="3.1091in" svg:y="5.9177in"><text:p/><draw:enhanced-geometry svg:viewBox="0 0 21600 21600" draw:mirror-horizontal="false" draw:mirror-vertical="false" draw:type="rectangle" draw:enhanced-path="M 0 0 L 21600 0 21600 21600 0 21600 0 0 Z N"/></draw:custom-shape><draw:frame draw:style-name="gr106" draw:text-style-name="P19" svg:width="2.3894in" svg:height="0.4358in" svg:x="3.113in" svg:y="6.2618in"><draw:text-box><text:p text:style-name="P8"><text:span text:style-name="T6">Trap for </text:span><text:span text:style-name="T6">U19 only</text:span></text:p></draw:text-box></draw:frame><draw:line draw:style-name="gr107" draw:text-style-name="P6" svg:x1="5.0287in" svg:y1="0.1134in" svg:x2="5.0287in" svg:y2="2.5205in"><text:p/></draw:line><draw:line draw:style-name="gr108" draw:text-style-name="P6" svg:x1="0.3705in" svg:y1="6.7075in" svg:x2="0.3705in" svg:y2="4.3004in"><text:p/></draw:line><draw:frame draw:style-name="gr109" draw:text-style-name="P19" svg:width="1.0217in" svg:height="0.4358in" svg:x="0.5303in" svg:y="6.3445in"><draw:text-box><text:p text:style-name="P8"><text:span text:style-name="T6">Row 7</text:span></text:p></draw:text-box></draw:frame><draw:frame draw:style-name="gr110" draw:text-style-name="P19" svg:width="1.0224in" svg:height="0.4362in" svg:x="0.5091in" svg:y="5.3134in"><draw:text-box><text:p text:style-name="P8"><text:span text:style-name="T6">Row 8</text:span></text:p></draw:text-box></draw:frame><draw:frame draw:style-name="gr111" draw:text-style-name="P19" svg:width="1.0217in" svg:height="0.4358in" svg:x="0.4449in" svg:y="3.9398in"><draw:text-box><text:p text:style-name="P8"><text:span text:style-name="T6">Row 9</text:span></text:p></draw:text-box></draw:frame><draw:frame draw:style-name="gr112" draw:text-style-name="P19" svg:width="1.1579in" svg:height="0.4358in" svg:x="0.3583in" svg:y="1.4469in"><draw:text-box><text:p text:style-name="P8"><text:span text:style-name="T6">Row 11</text:span></text:p></draw:text-box></draw:frame><draw:frame draw:style-name="gr113" draw:text-style-name="P19" svg:width="1.1795in" svg:height="0.4362in" svg:x="0.4449in" svg:y="2.7906in"><draw:text-box><text:p text:style-name="P8"><text:span text:style-name="T6">Row 10</text:span></text:p></draw:text-box></draw:frame><draw:frame draw:style-name="gr114" draw:text-style-name="P19" svg:width="1.1795in" svg:height="0.4358in" svg:x="0.3583in" svg:y="0.4154in"><draw:text-box><text:p text:style-name="P8"><text:span text:style-name="T6">Row 12</text:span></text:p></draw:text-box></draw:frame><draw:frame draw:style-name="gr115" draw:text-style-name="P19" svg:width="1.0217in" svg:height="0.4362in" svg:x="4.0555in" svg:y="0.4126in"><draw:text-box><text:p text:style-name="P8"><text:span text:style-name="T6">Row 1</text:span></text:p></draw:text-box></draw:frame><draw:frame draw:style-name="gr116" draw:text-style-name="P19" svg:width="1.0217in" svg:height="0.4362in" svg:x="4.0555in" svg:y="1.4441in"><draw:text-box><text:p text:style-name="P8"><text:span text:style-name="T6">Row 2</text:span></text:p></draw:text-box></draw:frame><draw:frame draw:style-name="gr117" draw:text-style-name="P19" svg:width="1.0217in" svg:height="0.4362in" svg:x="4.0555in" svg:y="3.1634in"><draw:text-box><text:p text:style-name="P8"><text:span text:style-name="T6">Row 3</text:span></text:p></draw:text-box></draw:frame><draw:frame draw:style-name="gr118" draw:text-style-name="P19" svg:width="1.0217in" svg:height="0.4362in" svg:x="4.0555in" svg:y="4.0709in"><draw:text-box><text:p text:style-name="P8"><text:span text:style-name="T6">Row 4</text:span></text:p></draw:text-box></draw:frame><draw:frame draw:style-name="gr119" draw:text-style-name="P19" svg:width="1.0217in" svg:height="0.4358in" svg:x="4.0555in" svg:y="5.3169in"><draw:text-box><text:p text:style-name="P8"><text:span text:style-name="T6">Row 5</text:span></text:p></draw:text-box></draw:frame><draw:frame draw:style-name="gr120" draw:text-style-name="P19" svg:width="1.0217in" svg:height="0.4362in" svg:x="4.0555in" svg:y="6.5079in"><draw:text-box><text:p text:style-name="P8"><text:span text:style-name="T6">Row 6</text:span></text:p></draw:text-box></draw:frame></draw:g></text:p>
          </table:table-cell>
        </table:table-row>
        <table:table-row>
          <table:table-cell table:style-name="Table1.A1" office:value-type="string">
            <text:p text:style-name="P20">Fig 1: Maze with some traps <text:span text:style-name="T3">(Red). Robot R1’s sensor touches the trap, but its center is not on top – so R1 is ok. The center of the robot R2 is over the trap and hence the trap is sprung.</text:span></text:p>
          </table:table-cell>
        </table:table-row>
      </table:table>
      <text:p text:style-name="P5"/>
      <text:p text:style-name="Heading_20_2">Traps</text:p>
      <text:p text:style-name="P21">A path can be blocked by a trap, that is a red square with a length of approximately 5cm, which can be placed on top of a line.</text:p>
      <text:p text:style-name="P21">A trap is sprung if the projection of the center of the robot onto the playing surface is on top of the trap. In other words, the robot can use a light sensor or camera to scan <text:soft-page-break/>the line ahead, but then must stop and turn around before the center of the robot touches the trap.</text:p>
      <text:p text:style-name="P4">See Fig. 1 above for an example, where robot R1 is still legal, but R2 has sprung the trap.</text:p>
      <text:p text:style-name="P22">In the U14 category, all traps fwill be placed on the vertical lines of the field. In the U19 category, the traps can be placed on any field line.</text:p>
      <text:p text:style-name="P23">Gameplay</text:p>
      <text:p text:style-name="P4">First the referee will toss a coin to determine the start location of the robot (point P or Q). The robot handler must place the robot at the start point.</text:p>
      <text:p text:style-name="P4">After the referee gives the start signal (e.g., blows the whistle), the robot handler is allowed to quickly start the robot by pressing a button. After this, the handler is not allowed to interact with the robot in any way (e.g., hand signals, sound, touching).</text:p>
      <text:p text:style-name="P24">The robot must follow the maze lines, that is at least part of the robot’s projection onto the playing field must intersect with a field line at all times. If the robot left the line, then the round will be terminated.</text:p>
      <text:p text:style-name="P24">If the robot springs a trap, then the round will be terminated.</text:p>
      <text:p text:style-name="P4">After the robot has started moving, the referee will <text:span text:style-name="T9">randomly place the traps in the maze. The placement will be randomized in such a way that the total length of the optimal path from Start (P or Q) to Finish (Q or P) will be the same for all robots in a single round.</text:span></text:p>
      <text:p text:style-name="P24">There are two phases to the competition: exploration and speed run. During the exploration phase, the robot must find a path from Start to Finish. After the robot’s sensor touches the Finish point for the first time, the speed run phase will start.</text:p>
      <text:p text:style-name="P24">The goal of the speed run phase is to reach the original Start point as quickly as possible. The referee will start a timer. The referee will stop the timer when the robot reaches the original start point without any infractions.</text:p>
      <text:p text:style-name="P22">The maximum duration of each round (exploration plus speed run) is 2 min.</text:p>
      <text:p text:style-name="P25">Scoring</text:p>
      <text:p text:style-name="P22">Teams that are able to finish the run without infractions will be ranked by the time of their speed run. In case of a tie, the time of the exploration run will be used as a time breaker.</text:p>
      <text:p text:style-name="P22">Teams that are penalized for an infraction will be ranked based on the row where the infraction occurred. There are <text:span text:style-name="T10">six</text:span> rows, Row 1 to row <text:span text:style-name="T10">6</text:span> for the exploration phase and row <text:span text:style-name="T10">7</text:span> to row 1<text:span text:style-name="T10">2</text:span> for the speed run phase. <text:span text:style-name="T10">In the figure above, R2 sprung the trap during the speed run phase, and hence will be scored as Row 10. </text:span></text:p>
      <text:p text:style-name="P26">If the robot’s projection is into two different rows (e.g., row 5 and 6) when the infraction occurred then the lower numbered row will be used as the point of the infraction (e.g., row 5).</text:p>
      <text:p text:style-name="P27"><text:span text:style-name="T10">For robots that committed an infraction, the row will be used to rank the teams. In case, of a tie, the time until the infraction will be used.</text:span><text:bookmark text:name="_sf31m3u49vqd"/></text:p>
      <text:p text:style-name="P28">Failure to follow the instructions of the referee or other <text:soft-page-break/>unsportsmanlike behavior will lead to disqualific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styles>
    <draw:marker draw:name="Arrowheads_20_1" draw:display-name="Arrowheads 1" svg:viewBox="0 0 20 20" svg:d="M0 20l10-20 10 20z"/>
    <draw:marker draw:name="msArrowOvalEnd_20_5" draw:display-name="msArrowOvalEnd 5" svg:viewBox="0 0 300 300" svg:d="M150 0l75 21 54 54 21 75-21 75-54 54-75 21-75-21-54-54-21-75 21-75 54-54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in" fo:margin-right="0in" fo:margin-top="0.1665in" fo:margin-bottom="0.0835in" style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in" fo:margin-right="0in" fo:margin-top="0.139in" fo:margin-bottom="0.0835in" style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61fea"/>
    </style:style>
    <style:page-layout style:name="Mpm1">
      <style:page-layout-properties fo:page-width="8.2681in" fo:page-height="11.6929in" style:num-format="1" style:print-orientation="portrait" fo:margin-top="0in" fo:margin-bottom="1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FIRA Mission Impossible Foresight 202<text:span text:style-name="MT1">6</text:span> – <text:span text:style-name="MT1">Maze Runn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dc:date>2026-04-25T13:51:23.242727200</dc:date>
    <meta:editing-duration>PT16M49S</meta:editing-duration>
    <meta:editing-cycles>2</meta:editing-cycles>
    <meta:document-statistic meta:table-count="1" meta:image-count="0" meta:object-count="0" meta:page-count="4" meta:paragraph-count="33" meta:word-count="752" meta:character-count="3978" meta:non-whitespace-character-count="3254"/>
  </office:meta>
</office:document-meta>
</file>